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3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44cm"/>
      <style:paragraph-properties style:writing-mode="lr-tb"/>
    </style:style>
    <style:style style:name="gr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71cm" fo:min-width="0.2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179cm" fo:min-width="0.38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objectwithoutfill">
      <style:graphic-properties svg:stroke-width="0.051cm" svg:stroke-color="#ff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text-properties fo:color="#ff0000" loext:opacity="100%" fo:font-weight="bold"/>
    </style:style>
    <style:style style:name="P3" style:family="paragraph">
      <loext:graphic-properties draw:fill="none" draw:fill-color="#ffffff"/>
      <style:text-properties fo:color="#ff0000" loext:opacity="100%"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style:font-name="Liberation Mono" fo:font-size="10pt" fo:font-weight="bold" style:font-size-asian="10pt" style:font-size-complex="10pt"/>
    </style:style>
    <style:style style:name="T3" style:family="text">
      <style:text-properties fo:font-size="12pt" fo:font-weight="bold" style:font-size-asian="10pt" style:font-size-complex="10pt"/>
    </style:style>
    <style:style style:name="T4" style:family="text">
      <style:text-properties fo:color="#ff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ext Frame 2" draw:style-name="gr1" draw:text-style-name="P1" draw:layer="layout" svg:width="11.975cm" svg:height="3.587cm" svg:x="3.6cm" svg:y="2.5cm">
          <draw:text-box>
            <text:p><text:span text:style-name="T1"/></text:p>
            <text:p><text:span text:style-name="T2">&lt;key&gt;Name&lt;/key&gt;&lt;string&gt;Justice's Grove&lt;/string&gt;</text:span></text:p>
            <text:p><text:span text:style-name="T2">&lt;key&gt;Artist&lt;/key&gt;&lt;string&gt;Stanley Clarke&lt;/string&gt;</text:span></text:p>
            <text:p><text:span text:style-name="T2">&lt;key&gt;Album&lt;/key&gt;&lt;string&gt;East River Drive&lt;/string&gt;</text:span></text:p>
            <text:p><text:span text:style-name="T2">&lt;key&gt;Genre&lt;/key&gt;&lt;string&gt;Jazz&lt;/string&gt;</text:span></text:p>
            <text:p><text:span text:style-name="T2">&lt;key&gt;Track Number&lt;/key&gt;&lt;integer&gt;1&lt;/integer&gt;</text:span></text:p>
            <text:p><text:span text:style-name="T2">&lt;key&gt;Year&lt;/key&gt;&lt;integer&gt;1993&lt;/integer&gt;</text:span></text:p>
            <text:p><text:span text:style-name="T3"/></text:p>
          </draw:text-box>
        </draw:frame>
        <draw:frame draw:style-name="gr2" draw:text-style-name="P3" draw:layer="layout" svg:width="1.718cm" svg:height="0.994cm" svg:x="1.407cm" svg:y="2.575cm">
          <draw:text-box>
            <text:p text:style-name="P2"><text:span text:style-name="T4">Tag</text:span></text:p>
          </draw:text-box>
        </draw:frame>
        <draw:custom-shape draw:style-name="gr3" draw:text-style-name="P4" draw:layer="layout" svg:width="1.16cm" svg:height="0.525cm" svg:x="3.69cm" svg:y="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25cm" svg:height="0.675cm" svg:x="4.87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cm" svg:height="0.962cm" svg:x="6.375cm" svg:y="1.4cm">
          <draw:text-box>
            <text:p text:style-name="P2"><text:span text:style-name="T4">Text</text:span></text:p>
          </draw:text-box>
        </draw:frame>
        <draw:line draw:style-name="gr6" draw:text-style-name="P4" draw:layer="layout" svg:x1="2.7cm" svg:y1="3.175cm" svg:x2="3.675cm" svg:y2="3.7cm">
          <text:p/>
        </draw:line>
        <draw:line draw:style-name="gr7" draw:text-style-name="P4" draw:layer="layout" svg:x1="6.7cm" svg:y1="2.1cm" svg:x2="5.75cm" svg:y2="3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2:35:29.320000000</meta:creation-date>
    <dc:date>2022-04-13T23:04:32.455000000</dc:date>
    <meta:editing-duration>PT28M59S</meta:editing-duration>
    <meta:editing-cycles>10</meta:editing-cycles>
    <meta:generator>LibreOffice/7.2.5.2$Windows_X86_64 LibreOffice_project/499f9727c189e6ef3471021d6132d4c694f357e5</meta:generator>
    <meta:document-statistic meta:object-count="7"/>
  </office:meta>
</office:document-meta>
</file>